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9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s"/>Practicing <text:span text:style-name="KeywordTok">foreach</text:span> Loops<text:bookmark-end text:name="practicing-foreach-loops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 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a <text:span text:style-name="KeywordTok">foreach</text:span> statement? Why?</text:p>
      <text:p text:style-name="P7">double[] numbers = {1.2, 4.3, 5.7, 11, -3.13, 1.7};</text:p>
      <text:p text:style-name="P8"/>
      <text:p text:style-name="P9">for(int i = 0; i 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a <text:span text:style-name="KeywordTok">foreach</text:span> statement? Why?</text:p>
      <text:p text:style-name="P14">double[] numbers = {1.2, 4.3, 5.7, 11, -3.13, 1.7};</text:p>
      <text:p text:style-name="P15"/>
      <text:p text:style-name="P16">for(int i = 0; i &lt; numbers.Length - 1; i++)</text:p>
      <text:p text:style-name="P17">{</text:p>
      <text:p text:style-name="P18"><text:s text:c="4"/>Console.WriteLine((numbers[i] + numbers[i+1]) / 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 If so, write an example.</text:p>
        </text:list-item>
        <text:list-item>
          <text:p text:style-name="P20">Can you think of any loops that can be implemented with <text:span text:style-name="T1">for</text:span> but not with <text:span text:style-name="T1">foreach</text:span>? If so, write an example.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The 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<text:span text:style-name="KeywordTok">foreach</text:span> loop that displays all the books.</text:p>
        </text:list-item>
        <text:list-item>
          <text:p text:style-name="P22">Add statements where you ask the user to enter a year, then modify the <text:span text:style-name="KeywordTok">foreach</text:span>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17Z</meta:creation-date>
    <dc:date>2022-03-01T01:29:17Z</dc:date>
    <meta:user-defined meta:name="date" meta:value-type="string">February  28, 2022 (08:29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